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ATIAL DISPARITIES BETWEEN SCENIC POTENTIAL AND ACCESSIBILITY IN NORTHERN PAKISTAN</text:h>
      <text:h text:style-name="Heading_20_3" text:outline-level="3">A Reproducible Geospatial Analysis Framework</text:h>
      <text:p text:style-name="Horizontal_20_Line"/>
      <text:h text:style-name="Heading_20_1" text:outline-level="1">1. INTRODUCTION</text:h>
      <text:p text:style-name="Text_20_body">Northern Pakistan contains some of the most dramatic mountain landscapes in the world, including regions within Gilgit-Baltistan and upper Khyber Pakhtunkhwa. While several destinations (e.g., Hunza, Skardu, Chitral) are well known internationally, tourism development remains spatially uneven. Infrastructure is concentrated along major transport corridors such as the Karakoram Highway, while secondary high-scenic regions remain comparatively remote.</text:p>
      <text:p text:style-name="Text_20_body">This project develops a quantitative, reproducible framework to:</text:p>
      <text:list text:style-name="L1">
        <text:list-item>
          <text:p text:style-name="P1">Measure scenic potential using objective environmental indicators.</text:p>
        </text:list-item>
        <text:list-item>
          <text:p text:style-name="P1">Measure road-based accessibility using open geospatial data.</text:p>
        </text:list-item>
        <text:list-item>
          <text:p text:style-name="P1">Identify statistically significant spatial clusters and outliers.</text:p>
        </text:list-item>
        <text:list-item>
          <text:p text:style-name="P1">Detect potential high-scenic / low-accessibility regions that may warrant further investigation for sustainable tourism or conservation planning.</text:p>
        </text:list-item>
      </text:list>
      <text:p text:style-name="Text_20_body">The study emphasizes spatial association rather than causal inference and is designed to be fully replicable using open-source tools and publicly available datasets.</text:p>
      <text:p text:style-name="Horizontal_20_Line"/>
      <text:h text:style-name="Heading_20_1" text:outline-level="1">2. RESEARCH QUESTIONS</text:h>
      <text:h text:style-name="Heading_20_2" text:outline-level="2">Primary Questions</text:h>
      <text:list text:style-name="L2">
        <text:list-item>
          <text:p text:style-name="P2">Where are statistically significant local clusters and spatial outliers in scenic potential located?</text:p>
        </text:list-item>
        <text:list-item>
          <text:p text:style-name="P2">Which Tehsils are significant “High Scenic–Low Accessibility” regions under defined threshold criteria?</text:p>
        </text:list-item>
        <text:list-item>
          <text:p text:style-name="P2">Does road-based accessibility meaningfully explain variation in scenic potential across Tehsils?</text:p>
          <text:list>
            <text:list-item>
              <text:p text:style-name="P2">This question evaluates spatial association, not causality.</text:p>
            </text:list-item>
            <text:list-item>
              <text:p text:style-name="P2"><text:soft-page-break/>Potential mechanisms (e.g., reverse causality, co-development) are discussed but not inferred.</text:p>
            </text:list-item>
          </text:list>
        </text:list-item>
      </text:list>
      <text:h text:style-name="Heading_20_2" text:outline-level="2">Secondary Questions</text:h>
      <text:list text:style-name="L3">
        <text:list-item>
          <text:p text:style-name="P3">Which environmental components (terrain ruggedness, forest cover, water presence, snow/ice extent) most strongly contribute to observed local clustering patterns?</text:p>
        </text:list-item>
        <text:list-item>
          <text:p text:style-name="P3">What planning implications emerge for sustainable tourism development and conservation prioritization?</text:p>
        </text:list-item>
      </text:list>
      <text:p text:style-name="Horizontal_20_Line"/>
      <text:h text:style-name="Heading_20_1" text:outline-level="1">3. STUDY REGION &amp; UNIT OF ANALYSIS</text:h>
      <text:h text:style-name="Heading_20_2" text:outline-level="2">Geographic Scope</text:h>
      <text:list text:style-name="L4">
        <text:list-item>
          <text:p text:style-name="P4">60–80 Tehsils across Gilgit-Baltistan</text:p>
        </text:list-item>
        <text:list-item>
          <text:p text:style-name="P4">Upper districts of Khyber Pakhtunkhwa (Chitral, Dir, Swat; subject to data completeness)</text:p>
        </text:list-item>
      </text:list>
      <text:p text:style-name="Text_20_body">Elevation range: approximately 1,500–7,000 meters<text:line-break/>Landscape types: alpine meadows, glaciers, forested valleys, barren rock, river corridors</text:p>
      <text:h text:style-name="Heading_20_2" text:outline-level="2">Unit of Analysis: Tehsil (ADM3)</text:h>
      <text:p text:style-name="Text_20_body">Tehsils are selected because:</text:p>
      <text:list text:style-name="L5">
        <text:list-item>
          <text:p text:style-name="P5">They represent administratively meaningful planning units.</text:p>
        </text:list-item>
        <text:list-item>
          <text:p text:style-name="P5">Tourism and infrastructure decisions are often implemented at district/sub-district scale.</text:p>
        </text:list-item>
        <text:list-item>
          <text:p text:style-name="P5">Complete national ADM3 boundaries are available.</text:p>
        </text:list-item>
        <text:list-item>
          <text:p text:style-name="P5">Aggregation reduces pixel-level noise in rugged terrain.</text:p>
        </text:list-item>
      </text:list>
      <text:p text:style-name="Horizontal_20_Line"/>
      <text:h text:style-name="Heading_20_1" text:outline-level="1">4. LITERATURE FOUNDATION</text:h>
      <text:h text:style-name="Heading_20_2" text:outline-level="2">Scenic Potential &amp; Landscape Assessment</text:h>
      <text:p text:style-name="Text_20_body">The study follows composite indicator approaches used in cultural ecosystem service mapping, including frameworks developed by Maria Luisa Paracchini et al. (2014). Objective environmental proxies are used to approximate aesthetic potential, consistent with theoretical distinctions between subjective perception and measurable landscape attributes (e.g., Andrew Lothian 1999).</text:p>
      <text:p text:style-name="Text_20_body"><text:soft-page-break/>Terrain ruggedness is computed using the Terrain Ruggedness Index introduced by Shawn J Riley et al. (1999).</text:p>
      <text:h text:style-name="Heading_20_2" text:outline-level="2">Spatial Clustering &amp; Autocorrelation</text:h>
      <text:p text:style-name="Text_20_body">Local Indicators of Spatial Association (LISA), introduced by Luc Anselin (1995), are used to detect clusters and spatial outliers. Queen contiguity weights define neighborhood structure.</text:p>
      <text:h text:style-name="Heading_20_2" text:outline-level="2">Accessibility &amp; Regional Development</text:h>
      <text:p text:style-name="Text_20_body">Transport accessibility is widely recognized as a determinant of regional economic development (Hanson &amp; Giuliano, 2004). In mountainous terrain, primary and secondary road infrastructure functions as a structural constraint on development patterns.</text:p>
      <text:p text:style-name="Horizontal_20_Line"/>
      <text:h text:style-name="Heading_20_1" text:outline-level="1">5. METHODOLOGY</text:h>
      <text:h text:style-name="Heading_20_2" text:outline-level="2">5.1 Scenic Potential Index (SPI)</text:h>
      <text:h text:style-name="Heading_20_3" text:outline-level="3">Formula</text:h>
      <text:p text:style-name="Text_20_body">[<text:line-break/>SPI = 0.4Z(TRI) + 0.25Z(Forest%) + 0.2Z(Water%) + 0.15Z(Snow/Ice%)<text:line-break/>]</text:p>
      <text:p text:style-name="Text_20_body">Where:</text:p>
      <text:p text:style-name="Text_20_body">[<text:line-break/>Z(x) = \frac{x - \mu}{\sigma}<text:line-break/>]</text:p>
      <text:p text:style-name="Text_20_body">All components are standardized within the study region.</text:p>
      <text:h text:style-name="Heading_20_3" text:outline-level="3">Components</text:h>
      <text:list text:style-name="L6">
        <text:list-item>
          <text:p text:style-name="P6">Terrain Ruggedness Index (TRI) — 40%</text:p>
        </text:list-item>
        <text:list-item>
          <text:p text:style-name="P6">Forest cover percentage — 25%</text:p>
        </text:list-item>
        <text:list-item>
          <text:p text:style-name="P6">Water bodies percentage — 20%</text:p>
        </text:list-item>
        <text:list-item>
          <text:p text:style-name="P6">Snow/Ice coverage — 15%</text:p>
        </text:list-item>
      </text:list>
      <text:h text:style-name="Heading_20_3" text:outline-level="3">Sensitivity Analysis</text:h>
      <text:p text:style-name="Text_20_body">To ensure robustness:</text:p>
      <text:list text:style-name="L7">
        <text:list-item>
          <text:p text:style-name="P7"><text:soft-page-break/>Equal-weight SPI will be tested.</text:p>
        </text:list-item>
        <text:list-item>
          <text:p text:style-name="P7">±10% weight variation scenarios will be evaluated.</text:p>
        </text:list-item>
        <text:list-item>
          <text:p text:style-name="P7">Cluster stability under alternate weighting schemes will be reported.</text:p>
        </text:list-item>
      </text:list>
      <text:p text:style-name="Horizontal_20_Line"/>
      <text:h text:style-name="Heading_20_2" text:outline-level="2">5.2 Accessibility Index (AI)</text:h>
      <text:p text:style-name="Text_20_body">[<text:line-break/>AI = 0.5Z(RoadDensity) - 0.5Z(DistanceToRoad)<text:line-break/>]</text:p>
      <text:list text:style-name="L8">
        <text:list-item>
          <text:p text:style-name="P8">Road density = km of primary + secondary roads per km²</text:p>
        </text:list-item>
        <text:list-item>
          <text:p text:style-name="P8">Distance = centroid-based Euclidean distance to nearest major road</text:p>
        </text:list-item>
        <text:list-item>
          <text:p text:style-name="P8">Row-standardized z-scores ensure comparability</text:p>
        </text:list-item>
      </text:list>
      <text:p text:style-name="Text_20_body">Primary and secondary roads are selected to represent strategic transport infrastructure rather than local circulation.</text:p>
      <text:p text:style-name="Text_20_body">Centroid-based distance provides standardized comparability across units; population-weighted centroids may be considered in future work.</text:p>
      <text:p text:style-name="Horizontal_20_Line"/>
      <text:h text:style-name="Heading_20_2" text:outline-level="2">5.3 Spatial Weights Matrix</text:h>
      <text:list text:style-name="L9">
        <text:list-item>
          <text:p text:style-name="P9">Queen contiguity (first-order neighbors)</text:p>
        </text:list-item>
        <text:list-item>
          <text:p text:style-name="P9">Row-standardized weights (each row sums to 1)</text:p>
        </text:list-item>
      </text:list>
      <text:p text:style-name="Text_20_body">Sensitivity analysis with alternative weight specifications may be conducted if results appear highly weight-dependent.</text:p>
      <text:p text:style-name="Horizontal_20_Line"/>
      <text:h text:style-name="Heading_20_2" text:outline-level="2">5.4 Global Spatial Autocorrelation</text:h>
      <text:p text:style-name="Text_20_body">Test: Moran’s I (999 permutations)</text:p>
      <text:p text:style-name="Text_20_body">Interpretation:</text:p>
      <text:list text:style-name="L10">
        <text:list-item>
          <text:p text:style-name="P10">I &gt; 0: clustering</text:p>
        </text:list-item>
        <text:list-item>
          <text:p text:style-name="P10">I &lt; 0: dispersion</text:p>
        </text:list-item>
        <text:list-item>
          <text:p text:style-name="P10">I ≈ 0: spatial randomness</text:p>
        </text:list-item>
      </text:list>
      <text:p text:style-name="Text_20_body">Pilot results indicated weak negative spatial autocorrelation, suggesting dispersed patterns rather than strong regional clustering.</text:p>
      <text:p text:style-name="Horizontal_20_Line"><text:soft-page-break/></text:p>
      <text:h text:style-name="Heading_20_2" text:outline-level="2">5.5 Local Clustering (LISA)</text:h>
      <text:p text:style-name="Text_20_body">Each Tehsil classified as:</text:p>
      <text:list text:style-name="L11">
        <text:list-item>
          <text:p text:style-name="P11">HH (High–High cluster)</text:p>
        </text:list-item>
        <text:list-item>
          <text:p text:style-name="P11">LL (Low–Low cluster)</text:p>
        </text:list-item>
        <text:list-item>
          <text:p text:style-name="P11">HL (High outlier)</text:p>
        </text:list-item>
        <text:list-item>
          <text:p text:style-name="P11">LH (Low outlier)</text:p>
        </text:list-item>
        <text:list-item>
          <text:p text:style-name="P11">Not significant</text:p>
        </text:list-item>
      </text:list>
      <text:p text:style-name="Text_20_body">Significance thresholds reported at p &lt; 0.05 and p &lt; 0.10 (exploratory).</text:p>
      <text:p text:style-name="Horizontal_20_Line"/>
      <text:h text:style-name="Heading_20_2" text:outline-level="2">5.6 Regression Analysis</text:h>
      <text:h text:style-name="Heading_20_3" text:outline-level="3">Primary Model</text:h>
      <text:p text:style-name="Text_20_body">[<text:line-break/>SPI = \beta_0 + \beta_1 AI + \varepsilon<text:line-break/>]</text:p>
      <text:p text:style-name="Text_20_body">Purpose: Evaluate spatial association between accessibility and scenic potential.</text:p>
      <text:p text:style-name="Text_20_body">Note:</text:p>
      <text:list text:style-name="L12">
        <text:list-item>
          <text:p text:style-name="P12">Both SPI and AI are composite indices; high R² values in pilot (≈0.85, n=12) may reflect small-sample inflation and index construction effects.</text:p>
        </text:list-item>
        <text:list-item>
          <text:p text:style-name="P12">Full-sample analysis (n=40–80) expected to provide more stable estimates.</text:p>
        </text:list-item>
      </text:list>
      <text:h text:style-name="Heading_20_3" text:outline-level="3">Diagnostics</text:h>
      <text:list text:style-name="L13">
        <text:list-item>
          <text:p text:style-name="P13">Residual normality</text:p>
        </text:list-item>
        <text:list-item>
          <text:p text:style-name="P13">Heteroscedasticity</text:p>
        </text:list-item>
        <text:list-item>
          <text:p text:style-name="P13">Moran’s I on residuals</text:p>
        </text:list-item>
      </text:list>
      <text:h text:style-name="Heading_20_3" text:outline-level="3">Spatial Lag Model (Conditional)</text:h>
      <text:p text:style-name="Text_20_body">If residual spatial autocorrelation is detected and n &gt; 30:</text:p>
      <text:p text:style-name="Text_20_body">[<text:line-break/>SPI = \rho W(SPI) + \beta AI + \varepsilon<text:line-break/>]</text:p>
      <text:p text:style-name="Text_20_body"><text:soft-page-break/>Where W(SPI) represents the spatially weighted mean of neighboring SPI values.</text:p>
      <text:p text:style-name="Text_20_body">This model addresses spatial dependence but does not establish causality.</text:p>
      <text:p text:style-name="Horizontal_20_Line"/>
      <text:h text:style-name="Heading_20_1" text:outline-level="1">6. DATA SOURCES</text:h>
      <text:p text:style-name="Text_20_body">All data are open-access:</text:p>
      <text:list text:style-name="L14">
        <text:list-item>
          <text:p text:style-name="P14">Administrative Boundaries – GeoBoundaries (ADM3)</text:p>
        </text:list-item>
        <text:list-item>
          <text:p text:style-name="P14">DEM – SRTM 30m</text:p>
        </text:list-item>
        <text:list-item>
          <text:p text:style-name="P14">Land Cover – ESA WorldCover 2021 (10m)</text:p>
        </text:list-item>
        <text:list-item>
          <text:p text:style-name="P14">Snow/Ice – MODIS or glacier masks</text:p>
        </text:list-item>
        <text:list-item>
          <text:p text:style-name="P14">Roads – OpenStreetMap (OSMnx extraction)</text:p>
        </text:list-item>
      </text:list>
      <text:p text:style-name="Text_20_body">Limitations of SRTM voids and OSM completeness are acknowledged. Aggregation at Tehsil scale mitigates local pixel-level errors.</text:p>
      <text:p text:style-name="Horizontal_20_Line"/>
      <text:h text:style-name="Heading_20_1" text:outline-level="1">7. ANALYSIS WORKFLOW</text:h>
      <text:p text:style-name="Text_20_body">Estimated core analysis duration: 10–14 working days (excluding robustness extensions and manuscript preparation).</text:p>
      <text:p text:style-name="Text_20_body">Phase 1 – Data Preparation<text:line-break/>Phase 2 – Index Computation<text:line-break/>Phase 3 – Spatial Diagnostics<text:line-break/>Phase 4 – Regression &amp; Sensitivity<text:line-break/>Phase 5 – Visualization &amp; Reporting</text:p>
      <text:p text:style-name="Text_20_body">Deliverables:</text:p>
      <text:list text:style-name="L15">
        <text:list-item>
          <text:p text:style-name="P15">Reproducible Python notebook</text:p>
        </text:list-item>
        <text:list-item>
          <text:p text:style-name="P15">Tehsil-level CSV outputs</text:p>
        </text:list-item>
        <text:list-item>
          <text:p text:style-name="P15">5–7 publication-quality maps</text:p>
        </text:list-item>
        <text:list-item>
          <text:p text:style-name="P15">Technical report (5–10 pages)</text:p>
        </text:list-item>
      </text:list>
      <text:p text:style-name="Text_20_body">No proprietary software required.</text:p>
      <text:p text:style-name="Horizontal_20_Line"/>
      <text:h text:style-name="Heading_20_1" text:outline-level="1"><text:soft-page-break/>8. EXPECTED CONTRIBUTIONS</text:h>
      <text:p text:style-name="Text_20_body">Scientific Contributions:</text:p>
      <text:list text:style-name="L16">
        <text:list-item>
          <text:p text:style-name="P16">Spatially explicit scenic potential mapping</text:p>
        </text:list-item>
        <text:list-item>
          <text:p text:style-name="P16">Identification of local clusters and outliers</text:p>
        </text:list-item>
        <text:list-item>
          <text:p text:style-name="P16">Empirical assessment of accessibility–scenic association</text:p>
        </text:list-item>
        <text:list-item>
          <text:p text:style-name="P16">Open-source analytical framework for reuse</text:p>
        </text:list-item>
      </text:list>
      <text:p text:style-name="Text_20_body">Practical Implications:</text:p>
      <text:list text:style-name="L17">
        <text:list-item>
          <text:p text:style-name="P17">Identification of regions warranting further tourism feasibility study</text:p>
        </text:list-item>
        <text:list-item>
          <text:p text:style-name="P17">Spatial guidance for balanced infrastructure planning</text:p>
        </text:list-item>
        <text:list-item>
          <text:p text:style-name="P17">Support for conservation prioritization discussions</text:p>
        </text:list-item>
      </text:list>
      <text:p text:style-name="Horizontal_20_Line"/>
      <text:h text:style-name="Heading_20_1" text:outline-level="1">9. LIMITATIONS</text:h>
      <text:list text:style-name="L18">
        <text:list-item>
          <text:p text:style-name="P18">Scenic potential proxies objective environmental features only.</text:p>
        </text:list-item>
        <text:list-item>
          <text:p text:style-name="P18">Accessibility measured via road infrastructure only.</text:p>
        </text:list-item>
        <text:list-item>
          <text:p text:style-name="P18">Cross-sectional design (no temporal inference).</text:p>
        </text:list-item>
        <text:list-item>
          <text:p text:style-name="P18">Spatial weights may not capture true mountain ecological similarity.</text:p>
        </text:list-item>
        <text:list-item>
          <text:p text:style-name="P18">Composite index weights require sensitivity testing.</text:p>
        </text:list-item>
      </text:list>
      <text:p text:style-name="Text_20_body">The study evaluates spatial association and pattern detection, not causal mechanisms.</text:p>
      <text:p text:style-name="Horizontal_20_Line"/>
      <text:h text:style-name="Heading_20_1" text:outline-level="1">10. PROOF OF CONCEPT</text:h>
      <text:p text:style-name="Text_20_body">A pilot study (March 2026) tested all methodological components.</text:p>
      <text:list text:style-name="L19">
        <text:list-item>
          <text:p text:style-name="P19">Initial scope: 60 Tehsils</text:p>
        </text:list-item>
        <text:list-item>
          <text:p text:style-name="P19">Complete data: 12 (synthetic raster testing limited completeness)</text:p>
        </text:list-item>
        <text:list-item>
          <text:p text:style-name="P19">All indices and spatial diagnostics executed successfully</text:p>
        </text:list-item>
        <text:list-item>
          <text:p text:style-name="P19">Local clustering detected</text:p>
        </text:list-item>
        <text:list-item>
          <text:p text:style-name="P19">Positive accessibility–scenic association observed (small-sample estimate)</text:p>
        </text:list-item>
      </text:list>
      <text:p text:style-name="Text_20_body">Full implementation using real SRTM and WorldCover expected to increase completeness substantially.</text:p>
      <text:p text:style-name="Horizontal_20_Line"/>
      <text:h text:style-name="Heading_20_1" text:outline-level="1"><text:soft-page-break/>11. CONCLUSION</text:h>
      <text:p text:style-name="Text_20_body">This project presents a reproducible, data-driven framework for identifying spatial disparities between scenic potential and accessibility in Northern Pakistan.</text:p>
      <text:p text:style-name="Text_20_body">The methodology integrates open geospatial datasets, spatial statistics, and regression analysis to generate interpretable, policy-relevant outputs while maintaining statistical transparency and methodological rigor.</text:p>
      <text:p text:style-name="Text_20_body">The proof-of-concept study confirms feasibility. The full-scale implementation is ready to proceed.</text:p>
      <text:p text:style-name="Horizontal_20_Line"/>
      <text:h text:style-name="Heading_20_1" text:outline-level="1">REFERENCES</text:h>
      <text:p text:style-name="Text_20_body">Luc Anselin (1995). Local Indicators of Spatial Association—LISA. Geographical Analysis.</text:p>
      <text:p text:style-name="Text_20_body">Hanson, S., &amp; Giuliano, G. (2004). The Geography of Urban Transportation. Guilford Press.</text:p>
      <text:p text:style-name="Text_20_body">Andrew Lothian (1999). Landscape and the philosophy of aesthetics. Landscape and Urban Planning.</text:p>
      <text:p text:style-name="Text_20_body">Maria Luisa Paracchini et al. (2014). Mapping cultural ecosystem services. Ecological Indicators.</text:p>
      <text:p text:style-name="Text_20_body">Shawn J Riley et al. (1999). A terrain ruggedness index. Intermountain Journal of Sciences.</text:p>
      <text:p text:style-name="Text_20_body">Simon Swaffield &amp; McShane (2013). Objective aesthetic communication in landscape. Landscape Journ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5T01:25:15.439599195</meta:creation-date>
    <dc:date>2026-03-05T01:27:29.022075468</dc:date>
    <meta:editing-duration>PT2M15S</meta:editing-duration>
    <meta:editing-cycles>1</meta:editing-cycles>
    <meta:document-statistic meta:table-count="0" meta:image-count="0" meta:object-count="0" meta:page-count="8" meta:paragraph-count="151" meta:word-count="1263" meta:character-count="9274" meta:non-whitespace-character-count="8230"/>
    <meta:generator>LibreOffice/25.8.4.2$Linux_X86_64 LibreOffice_project/580$Build-2</meta:generator>
  </office:meta>
</office:document-meta>
</file>